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5.47pt" svg:height="522.51pt" svg:x="371.74pt" svg:y="19.59pt">
            <loext:p draw:notify-on-update-of-ranges="Sheet1.B7:Sheet1.B1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4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RAB</text:p>
          </table:table-cell>
          <table:table-cell table:style-name="ce3" office:value-type="float" office:value="9630" calcext:value-type="float">
            <text:p>9630</text:p>
          </table:table-cell>
          <table:table-cell office:value-type="string" calcext:value-type="string">
            <text:p>Max R value</text:p>
          </table:table-cell>
        </table:table-row>
        <table:table-row table:style-name="ro1">
          <table:table-cell/>
          <table:table-cell table:style-name="Default" office:value-type="string" calcext:value-type="string">
            <text:p>RW</text:p>
          </table:table-cell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Parasitic R</text:p>
          </table:table-cell>
        </table:table-row>
        <table:table-row table:style-name="ro1">
          <table:table-cell/>
          <table:table-cell table:style-name="Default" office:value-type="string" calcext:value-type="string">
            <text:p>RESOLUTION</text:p>
          </table:table-cell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Resolution (7-bit)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WB (<text:span text:style-name="T1">Ω)</text:span></text:p>
          </table:table-cell>
          <table:table-cell table:style-name="ce1" office:value-type="string" calcext:value-type="string">
            <text:p>I_LIM (mA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([.$C$2]*[.$A7])/[.$C$4])+[.$C$3]" office:value-type="float" office:value="114" calcext:value-type="float">
            <text:p>114</text:p>
          </table:table-cell>
          <table:table-cell table:formula="of:=(0.36*[.$B7] -162)" office:value-type="float" office:value="-120.96" calcext:value-type="float">
            <text:p>-120.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([.$C$2]*[.$A8])/[.$C$4])+[.$C$3]" office:value-type="float" office:value="189.234375" calcext:value-type="float">
            <text:p>189</text:p>
          </table:table-cell>
          <table:table-cell table:formula="of:=(0.36*[.$B8] -162)" office:value-type="float" office:value="-93.875625" calcext:value-type="float">
            <text:p>-93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$C$2]*[.$A9])/[.$C$4])+[.$C$3]" office:value-type="float" office:value="264.46875" calcext:value-type="float">
            <text:p>264</text:p>
          </table:table-cell>
          <table:table-cell table:formula="of:=(0.36*[.$B9] -162)" office:value-type="float" office:value="-66.79125" calcext:value-type="float">
            <text:p>-66.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$C$2]*[.$A10])/[.$C$4])+[.$C$3]" office:value-type="float" office:value="339.703125" calcext:value-type="float">
            <text:p>340</text:p>
          </table:table-cell>
          <table:table-cell table:formula="of:=(0.36*[.$B10] -162)" office:value-type="float" office:value="-39.706875" calcext:value-type="float">
            <text:p>-39.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$C$2]*[.$A11])/[.$C$4])+[.$C$3]" office:value-type="float" office:value="414.9375" calcext:value-type="float">
            <text:p>415</text:p>
          </table:table-cell>
          <table:table-cell table:formula="of:=(0.36*[.$B11] -162)" office:value-type="float" office:value="-12.6225" calcext:value-type="float">
            <text:p>-12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([.$C$2]*[.$A12])/[.$C$4])+[.$C$3]" office:value-type="float" office:value="490.171875" calcext:value-type="float">
            <text:p>490</text:p>
          </table:table-cell>
          <table:table-cell table:formula="of:=(0.36*[.$B12] -162)" office:value-type="float" office:value="14.461875" calcext:value-type="float">
            <text:p>14.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([.$C$2]*[.$A13])/[.$C$4])+[.$C$3]" office:value-type="float" office:value="565.40625" calcext:value-type="float">
            <text:p>565</text:p>
          </table:table-cell>
          <table:table-cell table:formula="of:=(0.36*[.$B13] -162)" office:value-type="float" office:value="41.54625" calcext:value-type="float">
            <text:p>41.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([.$C$2]*[.$A14])/[.$C$4])+[.$C$3]" office:value-type="float" office:value="640.640625" calcext:value-type="float">
            <text:p>641</text:p>
          </table:table-cell>
          <table:table-cell table:formula="of:=(0.36*[.$B14] -162)" office:value-type="float" office:value="68.630625" calcext:value-type="float">
            <text:p>68.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([.$C$2]*[.$A15])/[.$C$4])+[.$C$3]" office:value-type="float" office:value="715.875" calcext:value-type="float">
            <text:p>716</text:p>
          </table:table-cell>
          <table:table-cell table:formula="of:=(0.36*[.$B15] -162)" office:value-type="float" office:value="95.715" calcext:value-type="float">
            <text:p>95.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([.$C$2]*[.$A16])/[.$C$4])+[.$C$3]" office:value-type="float" office:value="791.109375" calcext:value-type="float">
            <text:p>791</text:p>
          </table:table-cell>
          <table:table-cell table:formula="of:=(0.36*[.$B16] -162)" office:value-type="float" office:value="122.799375" calcext:value-type="float">
            <text:p>122.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C$2]*[.$A17])/[.$C$4])+[.$C$3]" office:value-type="float" office:value="866.34375" calcext:value-type="float">
            <text:p>866</text:p>
          </table:table-cell>
          <table:table-cell table:formula="of:=(0.36*[.$B17] -162)" office:value-type="float" office:value="149.88375" calcext:value-type="float">
            <text:p>149.8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([.$C$2]*[.$A18])/[.$C$4])+[.$C$3]" office:value-type="float" office:value="941.578125" calcext:value-type="float">
            <text:p>942</text:p>
          </table:table-cell>
          <table:table-cell table:formula="of:=(0.36*[.$B18] -162)" office:value-type="float" office:value="176.968125" calcext:value-type="float">
            <text:p>176.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([.$C$2]*[.$A19])/[.$C$4])+[.$C$3]" office:value-type="float" office:value="1016.8125" calcext:value-type="float">
            <text:p>1017</text:p>
          </table:table-cell>
          <table:table-cell table:formula="of:=(0.36*[.$B19] -162)" office:value-type="float" office:value="204.0525" calcext:value-type="float">
            <text:p>204.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([.$C$2]*[.$A20])/[.$C$4])+[.$C$3]" office:value-type="float" office:value="1092.046875" calcext:value-type="float">
            <text:p>1092</text:p>
          </table:table-cell>
          <table:table-cell table:formula="of:=(0.36*[.$B20] -162)" office:value-type="float" office:value="231.136875" calcext:value-type="float">
            <text:p>231.1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([.$C$2]*[.$A21])/[.$C$4])+[.$C$3]" office:value-type="float" office:value="1167.28125" calcext:value-type="float">
            <text:p>1167</text:p>
          </table:table-cell>
          <table:table-cell table:formula="of:=(0.36*[.$B21] -162)" office:value-type="float" office:value="258.22125" calcext:value-type="float">
            <text:p>258.2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([.$C$2]*[.$A22])/[.$C$4])+[.$C$3]" office:value-type="float" office:value="1242.515625" calcext:value-type="float">
            <text:p>1243</text:p>
          </table:table-cell>
          <table:table-cell table:formula="of:=(0.36*[.$B22] -162)" office:value-type="float" office:value="285.305625" calcext:value-type="float">
            <text:p>285.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([.$C$2]*[.$A23])/[.$C$4])+[.$C$3]" office:value-type="float" office:value="1317.75" calcext:value-type="float">
            <text:p>1318</text:p>
          </table:table-cell>
          <table:table-cell table:formula="of:=(0.36*[.$B23] -162)" office:value-type="float" office:value="312.39" calcext:value-type="float">
            <text:p>312.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([.$C$2]*[.$A24])/[.$C$4])+[.$C$3]" office:value-type="float" office:value="1392.984375" calcext:value-type="float">
            <text:p>1393</text:p>
          </table:table-cell>
          <table:table-cell table:formula="of:=(0.36*[.$B24] -162)" office:value-type="float" office:value="339.474375" calcext:value-type="float">
            <text:p>339.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([.$C$2]*[.$A25])/[.$C$4])+[.$C$3]" office:value-type="float" office:value="1468.21875" calcext:value-type="float">
            <text:p>1468</text:p>
          </table:table-cell>
          <table:table-cell table:formula="of:=(0.36*[.$B25] -162)" office:value-type="float" office:value="366.55875" calcext:value-type="float">
            <text:p>366.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([.$C$2]*[.$A26])/[.$C$4])+[.$C$3]" office:value-type="float" office:value="1543.453125" calcext:value-type="float">
            <text:p>1543</text:p>
          </table:table-cell>
          <table:table-cell table:formula="of:=(0.36*[.$B26] -162)" office:value-type="float" office:value="393.643125" calcext:value-type="float">
            <text:p>393.6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C$2]*[.$A27])/[.$C$4])+[.$C$3]" office:value-type="float" office:value="1618.6875" calcext:value-type="float">
            <text:p>1619</text:p>
          </table:table-cell>
          <table:table-cell table:formula="of:=(0.36*[.$B27] -162)" office:value-type="float" office:value="420.7275" calcext:value-type="float">
            <text:p>420.7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([.$C$2]*[.$A28])/[.$C$4])+[.$C$3]" office:value-type="float" office:value="1693.921875" calcext:value-type="float">
            <text:p>1694</text:p>
          </table:table-cell>
          <table:table-cell table:formula="of:=(0.36*[.$B28] -162)" office:value-type="float" office:value="447.811875" calcext:value-type="float">
            <text:p>447.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([.$C$2]*[.$A29])/[.$C$4])+[.$C$3]" office:value-type="float" office:value="1769.15625" calcext:value-type="float">
            <text:p>1769</text:p>
          </table:table-cell>
          <table:table-cell table:formula="of:=(0.36*[.$B29] -162)" office:value-type="float" office:value="474.89625" calcext:value-type="float">
            <text:p>474.9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([.$C$2]*[.$A30])/[.$C$4])+[.$C$3]" office:value-type="float" office:value="1844.390625" calcext:value-type="float">
            <text:p>1844</text:p>
          </table:table-cell>
          <table:table-cell table:formula="of:=(0.36*[.$B30] -162)" office:value-type="float" office:value="501.980625" calcext:value-type="float">
            <text:p>501.9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([.$C$2]*[.$A31])/[.$C$4])+[.$C$3]" office:value-type="float" office:value="1919.625" calcext:value-type="float">
            <text:p>1920</text:p>
          </table:table-cell>
          <table:table-cell table:formula="of:=(0.36*[.$B31] -162)" office:value-type="float" office:value="529.065" calcext:value-type="float">
            <text:p>529.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([.$C$2]*[.$A32])/[.$C$4])+[.$C$3]" office:value-type="float" office:value="1994.859375" calcext:value-type="float">
            <text:p>1995</text:p>
          </table:table-cell>
          <table:table-cell table:formula="of:=(0.36*[.$B32] -162)" office:value-type="float" office:value="556.149375" calcext:value-type="float">
            <text:p>556.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([.$C$2]*[.$A33])/[.$C$4])+[.$C$3]" office:value-type="float" office:value="2070.09375" calcext:value-type="float">
            <text:p>2070</text:p>
          </table:table-cell>
          <table:table-cell table:formula="of:=(0.36*[.$B33] -162)" office:value-type="float" office:value="583.23375" calcext:value-type="float">
            <text:p>583.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([.$C$2]*[.$A34])/[.$C$4])+[.$C$3]" office:value-type="float" office:value="2145.328125" calcext:value-type="float">
            <text:p>2145</text:p>
          </table:table-cell>
          <table:table-cell table:formula="of:=(0.36*[.$B34] -162)" office:value-type="float" office:value="610.318125" calcext:value-type="float">
            <text:p>610.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([.$C$2]*[.$A35])/[.$C$4])+[.$C$3]" office:value-type="float" office:value="2220.5625" calcext:value-type="float">
            <text:p>2221</text:p>
          </table:table-cell>
          <table:table-cell table:formula="of:=(0.36*[.$B35] -162)" office:value-type="float" office:value="637.4025" calcext:value-type="float">
            <text:p>637.4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([.$C$2]*[.$A36])/[.$C$4])+[.$C$3]" office:value-type="float" office:value="2295.796875" calcext:value-type="float">
            <text:p>2296</text:p>
          </table:table-cell>
          <table:table-cell table:formula="of:=(0.36*[.$B36] -162)" office:value-type="float" office:value="664.486875" calcext:value-type="float">
            <text:p>664.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C$2]*[.$A37])/[.$C$4])+[.$C$3]" office:value-type="float" office:value="2371.03125" calcext:value-type="float">
            <text:p>2371</text:p>
          </table:table-cell>
          <table:table-cell table:formula="of:=(0.36*[.$B37] -162)" office:value-type="float" office:value="691.57125" calcext:value-type="float">
            <text:p>691.5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([.$C$2]*[.$A38])/[.$C$4])+[.$C$3]" office:value-type="float" office:value="2446.265625" calcext:value-type="float">
            <text:p>2446</text:p>
          </table:table-cell>
          <table:table-cell table:formula="of:=(0.36*[.$B38] -162)" office:value-type="float" office:value="718.655625" calcext:value-type="float">
            <text:p>718.6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([.$C$2]*[.$A39])/[.$C$4])+[.$C$3]" office:value-type="float" office:value="2521.5" calcext:value-type="float">
            <text:p>2522</text:p>
          </table:table-cell>
          <table:table-cell table:formula="of:=(0.36*[.$B39] -162)" office:value-type="float" office:value="745.74" calcext:value-type="float">
            <text:p>745.7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([.$C$2]*[.$A40])/[.$C$4])+[.$C$3]" office:value-type="float" office:value="2596.734375" calcext:value-type="float">
            <text:p>2597</text:p>
          </table:table-cell>
          <table:table-cell table:formula="of:=(0.36*[.$B40] -162)" office:value-type="float" office:value="772.824375" calcext:value-type="float">
            <text:p>772.8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([.$C$2]*[.$A41])/[.$C$4])+[.$C$3]" office:value-type="float" office:value="2671.96875" calcext:value-type="float">
            <text:p>2672</text:p>
          </table:table-cell>
          <table:table-cell table:formula="of:=(0.36*[.$B41] -162)" office:value-type="float" office:value="799.90875" calcext:value-type="float">
            <text:p>799.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([.$C$2]*[.$A42])/[.$C$4])+[.$C$3]" office:value-type="float" office:value="2747.203125" calcext:value-type="float">
            <text:p>2747</text:p>
          </table:table-cell>
          <table:table-cell table:formula="of:=(0.36*[.$B42] -162)" office:value-type="float" office:value="826.993125" calcext:value-type="float">
            <text:p>826.9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([.$C$2]*[.$A43])/[.$C$4])+[.$C$3]" office:value-type="float" office:value="2822.4375" calcext:value-type="float">
            <text:p>2822</text:p>
          </table:table-cell>
          <table:table-cell table:formula="of:=(0.36*[.$B43] -162)" office:value-type="float" office:value="854.0775" calcext:value-type="float">
            <text:p>854.0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([.$C$2]*[.$A44])/[.$C$4])+[.$C$3]" office:value-type="float" office:value="2897.671875" calcext:value-type="float">
            <text:p>2898</text:p>
          </table:table-cell>
          <table:table-cell table:formula="of:=(0.36*[.$B44] -162)" office:value-type="float" office:value="881.161875" calcext:value-type="float">
            <text:p>881.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([.$C$2]*[.$A45])/[.$C$4])+[.$C$3]" office:value-type="float" office:value="2972.90625" calcext:value-type="float">
            <text:p>2973</text:p>
          </table:table-cell>
          <table:table-cell table:formula="of:=(0.36*[.$B45] -162)" office:value-type="float" office:value="908.24625" calcext:value-type="float">
            <text:p>908.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([.$C$2]*[.$A46])/[.$C$4])+[.$C$3]" office:value-type="float" office:value="3048.140625" calcext:value-type="float">
            <text:p>3048</text:p>
          </table:table-cell>
          <table:table-cell table:formula="of:=(0.36*[.$B46] -162)" office:value-type="float" office:value="935.330625" calcext:value-type="float">
            <text:p>935.3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C$2]*[.$A47])/[.$C$4])+[.$C$3]" office:value-type="float" office:value="3123.375" calcext:value-type="float">
            <text:p>3123</text:p>
          </table:table-cell>
          <table:table-cell table:formula="of:=(0.36*[.$B47] -162)" office:value-type="float" office:value="962.415" calcext:value-type="float">
            <text:p>962.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([.$C$2]*[.$A48])/[.$C$4])+[.$C$3]" office:value-type="float" office:value="3198.609375" calcext:value-type="float">
            <text:p>3199</text:p>
          </table:table-cell>
          <table:table-cell table:formula="of:=(0.36*[.$B48] -162)" office:value-type="float" office:value="989.499375" calcext:value-type="float">
            <text:p>989.5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([.$C$2]*[.$A49])/[.$C$4])+[.$C$3]" office:value-type="float" office:value="3273.84375" calcext:value-type="float">
            <text:p>3274</text:p>
          </table:table-cell>
          <table:table-cell table:formula="of:=(0.36*[.$B49] -162)" office:value-type="float" office:value="1016.58375" calcext:value-type="float">
            <text:p>1016.5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([.$C$2]*[.$A50])/[.$C$4])+[.$C$3]" office:value-type="float" office:value="3349.078125" calcext:value-type="float">
            <text:p>3349</text:p>
          </table:table-cell>
          <table:table-cell table:formula="of:=(0.36*[.$B50] -162)" office:value-type="float" office:value="1043.668125" calcext:value-type="float">
            <text:p>1043.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([.$C$2]*[.$A51])/[.$C$4])+[.$C$3]" office:value-type="float" office:value="3424.3125" calcext:value-type="float">
            <text:p>3424</text:p>
          </table:table-cell>
          <table:table-cell table:formula="of:=(0.36*[.$B51] -162)" office:value-type="float" office:value="1070.7525" calcext:value-type="float">
            <text:p>1070.7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[.$C$2]*[.$A52])/[.$C$4])+[.$C$3]" office:value-type="float" office:value="3499.546875" calcext:value-type="float">
            <text:p>3500</text:p>
          </table:table-cell>
          <table:table-cell table:formula="of:=(0.36*[.$B52] -162)" office:value-type="float" office:value="1097.836875" calcext:value-type="float">
            <text:p>1097.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([.$C$2]*[.$A53])/[.$C$4])+[.$C$3]" office:value-type="float" office:value="3574.78125" calcext:value-type="float">
            <text:p>3575</text:p>
          </table:table-cell>
          <table:table-cell table:formula="of:=(0.36*[.$B53] -162)" office:value-type="float" office:value="1124.92125" calcext:value-type="float">
            <text:p>1124.9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([.$C$2]*[.$A54])/[.$C$4])+[.$C$3]" office:value-type="float" office:value="3650.015625" calcext:value-type="float">
            <text:p>3650</text:p>
          </table:table-cell>
          <table:table-cell table:formula="of:=(0.36*[.$B54] -162)" office:value-type="float" office:value="1152.005625" calcext:value-type="float">
            <text:p>1152.0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([.$C$2]*[.$A55])/[.$C$4])+[.$C$3]" office:value-type="float" office:value="3725.25" calcext:value-type="float">
            <text:p>3725</text:p>
          </table:table-cell>
          <table:table-cell table:formula="of:=(0.36*[.$B55] -162)" office:value-type="float" office:value="1179.09" calcext:value-type="float">
            <text:p>1179.0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([.$C$2]*[.$A56])/[.$C$4])+[.$C$3]" office:value-type="float" office:value="3800.484375" calcext:value-type="float">
            <text:p>3800</text:p>
          </table:table-cell>
          <table:table-cell table:formula="of:=(0.36*[.$B56] -162)" office:value-type="float" office:value="1206.174375" calcext:value-type="float">
            <text:p>1206.1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C$2]*[.$A57])/[.$C$4])+[.$C$3]" office:value-type="float" office:value="3875.71875" calcext:value-type="float">
            <text:p>3876</text:p>
          </table:table-cell>
          <table:table-cell table:formula="of:=(0.36*[.$B57] -162)" office:value-type="float" office:value="1233.25875" calcext:value-type="float">
            <text:p>1233.2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([.$C$2]*[.$A58])/[.$C$4])+[.$C$3]" office:value-type="float" office:value="3950.953125" calcext:value-type="float">
            <text:p>3951</text:p>
          </table:table-cell>
          <table:table-cell table:formula="of:=(0.36*[.$B58] -162)" office:value-type="float" office:value="1260.343125" calcext:value-type="float">
            <text:p>1260.3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([.$C$2]*[.$A59])/[.$C$4])+[.$C$3]" office:value-type="float" office:value="4026.1875" calcext:value-type="float">
            <text:p>4026</text:p>
          </table:table-cell>
          <table:table-cell table:formula="of:=(0.36*[.$B59] -162)" office:value-type="float" office:value="1287.4275" calcext:value-type="float">
            <text:p>1287.4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([.$C$2]*[.$A60])/[.$C$4])+[.$C$3]" office:value-type="float" office:value="4101.421875" calcext:value-type="float">
            <text:p>4101</text:p>
          </table:table-cell>
          <table:table-cell table:formula="of:=(0.36*[.$B60] -162)" office:value-type="float" office:value="1314.511875" calcext:value-type="float">
            <text:p>1314.5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([.$C$2]*[.$A61])/[.$C$4])+[.$C$3]" office:value-type="float" office:value="4176.65625" calcext:value-type="float">
            <text:p>4177</text:p>
          </table:table-cell>
          <table:table-cell table:formula="of:=(0.36*[.$B61] -162)" office:value-type="float" office:value="1341.59625" calcext:value-type="float">
            <text:p>1341.6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([.$C$2]*[.$A62])/[.$C$4])+[.$C$3]" office:value-type="float" office:value="4251.890625" calcext:value-type="float">
            <text:p>4252</text:p>
          </table:table-cell>
          <table:table-cell table:formula="of:=(0.36*[.$B62] -162)" office:value-type="float" office:value="1368.680625" calcext:value-type="float">
            <text:p>1368.6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([.$C$2]*[.$A63])/[.$C$4])+[.$C$3]" office:value-type="float" office:value="4327.125" calcext:value-type="float">
            <text:p>4327</text:p>
          </table:table-cell>
          <table:table-cell table:formula="of:=(0.36*[.$B63] -162)" office:value-type="float" office:value="1395.765" calcext:value-type="float">
            <text:p>1395.7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([.$C$2]*[.$A64])/[.$C$4])+[.$C$3]" office:value-type="float" office:value="4402.359375" calcext:value-type="float">
            <text:p>4402</text:p>
          </table:table-cell>
          <table:table-cell table:formula="of:=(0.36*[.$B64] -162)" office:value-type="float" office:value="1422.849375" calcext:value-type="float">
            <text:p>1422.8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([.$C$2]*[.$A65])/[.$C$4])+[.$C$3]" office:value-type="float" office:value="4477.59375" calcext:value-type="float">
            <text:p>4478</text:p>
          </table:table-cell>
          <table:table-cell table:formula="of:=(0.36*[.$B65] -162)" office:value-type="float" office:value="1449.93375" calcext:value-type="float">
            <text:p>1449.9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([.$C$2]*[.$A66])/[.$C$4])+[.$C$3]" office:value-type="float" office:value="4552.828125" calcext:value-type="float">
            <text:p>4553</text:p>
          </table:table-cell>
          <table:table-cell table:formula="of:=(0.36*[.$B66] -162)" office:value-type="float" office:value="1477.018125" calcext:value-type="float">
            <text:p>1477.0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C$2]*[.$A67])/[.$C$4])+[.$C$3]" office:value-type="float" office:value="4628.0625" calcext:value-type="float">
            <text:p>4628</text:p>
          </table:table-cell>
          <table:table-cell table:formula="of:=(0.36*[.$B67] -162)" office:value-type="float" office:value="1504.1025" calcext:value-type="float">
            <text:p>1504.1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([.$C$2]*[.$A68])/[.$C$4])+[.$C$3]" office:value-type="float" office:value="4703.296875" calcext:value-type="float">
            <text:p>4703</text:p>
          </table:table-cell>
          <table:table-cell table:formula="of:=(0.36*[.$B68] -162)" office:value-type="float" office:value="1531.186875" calcext:value-type="float">
            <text:p>1531.1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([.$C$2]*[.$A69])/[.$C$4])+[.$C$3]" office:value-type="float" office:value="4778.53125" calcext:value-type="float">
            <text:p>4779</text:p>
          </table:table-cell>
          <table:table-cell table:formula="of:=(0.36*[.$B69] -162)" office:value-type="float" office:value="1558.27125" calcext:value-type="float">
            <text:p>1558.2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([.$C$2]*[.$A70])/[.$C$4])+[.$C$3]" office:value-type="float" office:value="4853.765625" calcext:value-type="float">
            <text:p>4854</text:p>
          </table:table-cell>
          <table:table-cell table:formula="of:=(0.36*[.$B70] -162)" office:value-type="float" office:value="1585.355625" calcext:value-type="float">
            <text:p>1585.3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([.$C$2]*[.$A71])/[.$C$4])+[.$C$3]" office:value-type="float" office:value="4929" calcext:value-type="float">
            <text:p>4929</text:p>
          </table:table-cell>
          <table:table-cell table:formula="of:=(0.36*[.$B71] -162)" office:value-type="float" office:value="1612.44" calcext:value-type="float">
            <text:p>1612.4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([.$C$2]*[.$A72])/[.$C$4])+[.$C$3]" office:value-type="float" office:value="5004.234375" calcext:value-type="float">
            <text:p>5004</text:p>
          </table:table-cell>
          <table:table-cell table:formula="of:=(0.36*[.$B72] -162)" office:value-type="float" office:value="1639.524375" calcext:value-type="float">
            <text:p>1639.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([.$C$2]*[.$A73])/[.$C$4])+[.$C$3]" office:value-type="float" office:value="5079.46875" calcext:value-type="float">
            <text:p>5079</text:p>
          </table:table-cell>
          <table:table-cell table:formula="of:=(0.36*[.$B73] -162)" office:value-type="float" office:value="1666.60875" calcext:value-type="float">
            <text:p>1666.6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([.$C$2]*[.$A74])/[.$C$4])+[.$C$3]" office:value-type="float" office:value="5154.703125" calcext:value-type="float">
            <text:p>5155</text:p>
          </table:table-cell>
          <table:table-cell table:formula="of:=(0.36*[.$B74] -162)" office:value-type="float" office:value="1693.693125" calcext:value-type="float">
            <text:p>1693.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([.$C$2]*[.$A75])/[.$C$4])+[.$C$3]" office:value-type="float" office:value="5229.9375" calcext:value-type="float">
            <text:p>5230</text:p>
          </table:table-cell>
          <table:table-cell table:formula="of:=(0.36*[.$B75] -162)" office:value-type="float" office:value="1720.7775" calcext:value-type="float">
            <text:p>1720.7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([.$C$2]*[.$A76])/[.$C$4])+[.$C$3]" office:value-type="float" office:value="5305.171875" calcext:value-type="float">
            <text:p>5305</text:p>
          </table:table-cell>
          <table:table-cell table:formula="of:=(0.36*[.$B76] -162)" office:value-type="float" office:value="1747.861875" calcext:value-type="float">
            <text:p>1747.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C$2]*[.$A77])/[.$C$4])+[.$C$3]" office:value-type="float" office:value="5380.40625" calcext:value-type="float">
            <text:p>5380</text:p>
          </table:table-cell>
          <table:table-cell table:formula="of:=(0.36*[.$B77] -162)" office:value-type="float" office:value="1774.94625" calcext:value-type="float">
            <text:p>1774.9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([.$C$2]*[.$A78])/[.$C$4])+[.$C$3]" office:value-type="float" office:value="5455.640625" calcext:value-type="float">
            <text:p>5456</text:p>
          </table:table-cell>
          <table:table-cell table:formula="of:=(0.36*[.$B78] -162)" office:value-type="float" office:value="1802.030625" calcext:value-type="float">
            <text:p>1802.0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([.$C$2]*[.$A79])/[.$C$4])+[.$C$3]" office:value-type="float" office:value="5530.875" calcext:value-type="float">
            <text:p>5531</text:p>
          </table:table-cell>
          <table:table-cell table:formula="of:=(0.36*[.$B79] -162)" office:value-type="float" office:value="1829.115" calcext:value-type="float">
            <text:p>1829.1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([.$C$2]*[.$A80])/[.$C$4])+[.$C$3]" office:value-type="float" office:value="5606.109375" calcext:value-type="float">
            <text:p>5606</text:p>
          </table:table-cell>
          <table:table-cell table:formula="of:=(0.36*[.$B80] -162)" office:value-type="float" office:value="1856.199375" calcext:value-type="float">
            <text:p>1856.2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([.$C$2]*[.$A81])/[.$C$4])+[.$C$3]" office:value-type="float" office:value="5681.34375" calcext:value-type="float">
            <text:p>5681</text:p>
          </table:table-cell>
          <table:table-cell table:formula="of:=(0.36*[.$B81] -162)" office:value-type="float" office:value="1883.28375" calcext:value-type="float">
            <text:p>1883.2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([.$C$2]*[.$A82])/[.$C$4])+[.$C$3]" office:value-type="float" office:value="5756.578125" calcext:value-type="float">
            <text:p>5757</text:p>
          </table:table-cell>
          <table:table-cell table:formula="of:=(0.36*[.$B82] -162)" office:value-type="float" office:value="1910.368125" calcext:value-type="float">
            <text:p>1910.3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([.$C$2]*[.$A83])/[.$C$4])+[.$C$3]" office:value-type="float" office:value="5831.8125" calcext:value-type="float">
            <text:p>5832</text:p>
          </table:table-cell>
          <table:table-cell table:formula="of:=(0.36*[.$B83] -162)" office:value-type="float" office:value="1937.4525" calcext:value-type="float">
            <text:p>1937.4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([.$C$2]*[.$A84])/[.$C$4])+[.$C$3]" office:value-type="float" office:value="5907.046875" calcext:value-type="float">
            <text:p>5907</text:p>
          </table:table-cell>
          <table:table-cell table:formula="of:=(0.36*[.$B84] -162)" office:value-type="float" office:value="1964.536875" calcext:value-type="float">
            <text:p>1964.5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([.$C$2]*[.$A85])/[.$C$4])+[.$C$3]" office:value-type="float" office:value="5982.28125" calcext:value-type="float">
            <text:p>5982</text:p>
          </table:table-cell>
          <table:table-cell table:formula="of:=(0.36*[.$B85] -162)" office:value-type="float" office:value="1991.62125" calcext:value-type="float">
            <text:p>1991.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([.$C$2]*[.$A86])/[.$C$4])+[.$C$3]" office:value-type="float" office:value="6057.515625" calcext:value-type="float">
            <text:p>6058</text:p>
          </table:table-cell>
          <table:table-cell table:formula="of:=(0.36*[.$B86] -162)" office:value-type="float" office:value="2018.705625" calcext:value-type="float">
            <text:p>2018.7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C$2]*[.$A87])/[.$C$4])+[.$C$3]" office:value-type="float" office:value="6132.75" calcext:value-type="float">
            <text:p>6133</text:p>
          </table:table-cell>
          <table:table-cell table:formula="of:=(0.36*[.$B87] -162)" office:value-type="float" office:value="2045.79" calcext:value-type="float">
            <text:p>2045.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([.$C$2]*[.$A88])/[.$C$4])+[.$C$3]" office:value-type="float" office:value="6207.984375" calcext:value-type="float">
            <text:p>6208</text:p>
          </table:table-cell>
          <table:table-cell table:formula="of:=(0.36*[.$B88] -162)" office:value-type="float" office:value="2072.874375" calcext:value-type="float">
            <text:p>2072.8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([.$C$2]*[.$A89])/[.$C$4])+[.$C$3]" office:value-type="float" office:value="6283.21875" calcext:value-type="float">
            <text:p>6283</text:p>
          </table:table-cell>
          <table:table-cell table:formula="of:=(0.36*[.$B89] -162)" office:value-type="float" office:value="2099.95875" calcext:value-type="float">
            <text:p>2099.9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([.$C$2]*[.$A90])/[.$C$4])+[.$C$3]" office:value-type="float" office:value="6358.453125" calcext:value-type="float">
            <text:p>6358</text:p>
          </table:table-cell>
          <table:table-cell table:formula="of:=(0.36*[.$B90] -162)" office:value-type="float" office:value="2127.043125" calcext:value-type="float">
            <text:p>2127.0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([.$C$2]*[.$A91])/[.$C$4])+[.$C$3]" office:value-type="float" office:value="6433.6875" calcext:value-type="float">
            <text:p>6434</text:p>
          </table:table-cell>
          <table:table-cell table:formula="of:=(0.36*[.$B91] -162)" office:value-type="float" office:value="2154.1275" calcext:value-type="float">
            <text:p>2154.1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([.$C$2]*[.$A92])/[.$C$4])+[.$C$3]" office:value-type="float" office:value="6508.921875" calcext:value-type="float">
            <text:p>6509</text:p>
          </table:table-cell>
          <table:table-cell table:formula="of:=(0.36*[.$B92] -162)" office:value-type="float" office:value="2181.211875" calcext:value-type="float">
            <text:p>2181.2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([.$C$2]*[.$A93])/[.$C$4])+[.$C$3]" office:value-type="float" office:value="6584.15625" calcext:value-type="float">
            <text:p>6584</text:p>
          </table:table-cell>
          <table:table-cell table:formula="of:=(0.36*[.$B93] -162)" office:value-type="float" office:value="2208.29625" calcext:value-type="float">
            <text:p>2208.3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([.$C$2]*[.$A94])/[.$C$4])+[.$C$3]" office:value-type="float" office:value="6659.390625" calcext:value-type="float">
            <text:p>6659</text:p>
          </table:table-cell>
          <table:table-cell table:formula="of:=(0.36*[.$B94] -162)" office:value-type="float" office:value="2235.380625" calcext:value-type="float">
            <text:p>2235.3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([.$C$2]*[.$A95])/[.$C$4])+[.$C$3]" office:value-type="float" office:value="6734.625" calcext:value-type="float">
            <text:p>6735</text:p>
          </table:table-cell>
          <table:table-cell table:formula="of:=(0.36*[.$B95] -162)" office:value-type="float" office:value="2262.465" calcext:value-type="float">
            <text:p>2262.4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([.$C$2]*[.$A96])/[.$C$4])+[.$C$3]" office:value-type="float" office:value="6809.859375" calcext:value-type="float">
            <text:p>6810</text:p>
          </table:table-cell>
          <table:table-cell table:formula="of:=(0.36*[.$B96] -162)" office:value-type="float" office:value="2289.549375" calcext:value-type="float">
            <text:p>2289.5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C$2]*[.$A97])/[.$C$4])+[.$C$3]" office:value-type="float" office:value="6885.09375" calcext:value-type="float">
            <text:p>6885</text:p>
          </table:table-cell>
          <table:table-cell table:formula="of:=(0.36*[.$B97] -162)" office:value-type="float" office:value="2316.63375" calcext:value-type="float">
            <text:p>2316.6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([.$C$2]*[.$A98])/[.$C$4])+[.$C$3]" office:value-type="float" office:value="6960.328125" calcext:value-type="float">
            <text:p>6960</text:p>
          </table:table-cell>
          <table:table-cell table:formula="of:=(0.36*[.$B98] -162)" office:value-type="float" office:value="2343.718125" calcext:value-type="float">
            <text:p>2343.7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([.$C$2]*[.$A99])/[.$C$4])+[.$C$3]" office:value-type="float" office:value="7035.5625" calcext:value-type="float">
            <text:p>7036</text:p>
          </table:table-cell>
          <table:table-cell table:formula="of:=(0.36*[.$B99] -162)" office:value-type="float" office:value="2370.8025" calcext:value-type="float">
            <text:p>2370.8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([.$C$2]*[.$A100])/[.$C$4])+[.$C$3]" office:value-type="float" office:value="7110.796875" calcext:value-type="float">
            <text:p>7111</text:p>
          </table:table-cell>
          <table:table-cell table:formula="of:=(0.36*[.$B100] -162)" office:value-type="float" office:value="2397.886875" calcext:value-type="float">
            <text:p>2397.89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([.$C$2]*[.$A101])/[.$C$4])+[.$C$3]" office:value-type="float" office:value="7186.03125" calcext:value-type="float">
            <text:p>7186</text:p>
          </table:table-cell>
          <table:table-cell table:formula="of:=(0.36*[.$B101] -162)" office:value-type="float" office:value="2424.97125" calcext:value-type="float">
            <text:p>2424.9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([.$C$2]*[.$A102])/[.$C$4])+[.$C$3]" office:value-type="float" office:value="7261.265625" calcext:value-type="float">
            <text:p>7261</text:p>
          </table:table-cell>
          <table:table-cell table:formula="of:=(0.36*[.$B102] -162)" office:value-type="float" office:value="2452.055625" calcext:value-type="float">
            <text:p>2452.0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([.$C$2]*[.$A103])/[.$C$4])+[.$C$3]" office:value-type="float" office:value="7336.5" calcext:value-type="float">
            <text:p>7337</text:p>
          </table:table-cell>
          <table:table-cell table:formula="of:=(0.36*[.$B103] -162)" office:value-type="float" office:value="2479.14" calcext:value-type="float">
            <text:p>2479.1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([.$C$2]*[.$A104])/[.$C$4])+[.$C$3]" office:value-type="float" office:value="7411.734375" calcext:value-type="float">
            <text:p>7412</text:p>
          </table:table-cell>
          <table:table-cell table:formula="of:=(0.36*[.$B104] -162)" office:value-type="float" office:value="2506.224375" calcext:value-type="float">
            <text:p>2506.2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([.$C$2]*[.$A105])/[.$C$4])+[.$C$3]" office:value-type="float" office:value="7486.96875" calcext:value-type="float">
            <text:p>7487</text:p>
          </table:table-cell>
          <table:table-cell table:formula="of:=(0.36*[.$B105] -162)" office:value-type="float" office:value="2533.30875" calcext:value-type="float">
            <text:p>2533.3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([.$C$2]*[.$A106])/[.$C$4])+[.$C$3]" office:value-type="float" office:value="7562.203125" calcext:value-type="float">
            <text:p>7562</text:p>
          </table:table-cell>
          <table:table-cell table:formula="of:=(0.36*[.$B106] -162)" office:value-type="float" office:value="2560.393125" calcext:value-type="float">
            <text:p>2560.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([.$C$2]*[.$A107])/[.$C$4])+[.$C$3]" office:value-type="float" office:value="7637.4375" calcext:value-type="float">
            <text:p>7637</text:p>
          </table:table-cell>
          <table:table-cell table:formula="of:=(0.36*[.$B107] -162)" office:value-type="float" office:value="2587.4775" calcext:value-type="float">
            <text:p>2587.4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([.$C$2]*[.$A108])/[.$C$4])+[.$C$3]" office:value-type="float" office:value="7712.671875" calcext:value-type="float">
            <text:p>7713</text:p>
          </table:table-cell>
          <table:table-cell table:formula="of:=(0.36*[.$B108] -162)" office:value-type="float" office:value="2614.561875" calcext:value-type="float">
            <text:p>2614.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([.$C$2]*[.$A109])/[.$C$4])+[.$C$3]" office:value-type="float" office:value="7787.90625" calcext:value-type="float">
            <text:p>7788</text:p>
          </table:table-cell>
          <table:table-cell table:formula="of:=(0.36*[.$B109] -162)" office:value-type="float" office:value="2641.64625" calcext:value-type="float">
            <text:p>2641.6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([.$C$2]*[.$A110])/[.$C$4])+[.$C$3]" office:value-type="float" office:value="7863.140625" calcext:value-type="float">
            <text:p>7863</text:p>
          </table:table-cell>
          <table:table-cell table:formula="of:=(0.36*[.$B110] -162)" office:value-type="float" office:value="2668.730625" calcext:value-type="float">
            <text:p>2668.7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([.$C$2]*[.$A111])/[.$C$4])+[.$C$3]" office:value-type="float" office:value="7938.375" calcext:value-type="float">
            <text:p>7938</text:p>
          </table:table-cell>
          <table:table-cell table:formula="of:=(0.36*[.$B111] -162)" office:value-type="float" office:value="2695.815" calcext:value-type="float">
            <text:p>2695.8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([.$C$2]*[.$A112])/[.$C$4])+[.$C$3]" office:value-type="float" office:value="8013.609375" calcext:value-type="float">
            <text:p>8014</text:p>
          </table:table-cell>
          <table:table-cell table:formula="of:=(0.36*[.$B112] -162)" office:value-type="float" office:value="2722.899375" calcext:value-type="float">
            <text:p>2722.9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([.$C$2]*[.$A113])/[.$C$4])+[.$C$3]" office:value-type="float" office:value="8088.84375" calcext:value-type="float">
            <text:p>8089</text:p>
          </table:table-cell>
          <table:table-cell table:formula="of:=(0.36*[.$B113] -162)" office:value-type="float" office:value="2749.98375" calcext:value-type="float">
            <text:p>2749.9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([.$C$2]*[.$A114])/[.$C$4])+[.$C$3]" office:value-type="float" office:value="8164.078125" calcext:value-type="float">
            <text:p>8164</text:p>
          </table:table-cell>
          <table:table-cell table:formula="of:=(0.36*[.$B114] -162)" office:value-type="float" office:value="2777.068125" calcext:value-type="float">
            <text:p>2777.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([.$C$2]*[.$A115])/[.$C$4])+[.$C$3]" office:value-type="float" office:value="8239.3125" calcext:value-type="float">
            <text:p>8239</text:p>
          </table:table-cell>
          <table:table-cell table:formula="of:=(0.36*[.$B115] -162)" office:value-type="float" office:value="2804.1525" calcext:value-type="float">
            <text:p>2804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([.$C$2]*[.$A116])/[.$C$4])+[.$C$3]" office:value-type="float" office:value="8314.546875" calcext:value-type="float">
            <text:p>8315</text:p>
          </table:table-cell>
          <table:table-cell table:formula="of:=(0.36*[.$B116] -162)" office:value-type="float" office:value="2831.236875" calcext:value-type="float">
            <text:p>2831.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([.$C$2]*[.$A117])/[.$C$4])+[.$C$3]" office:value-type="float" office:value="8389.78125" calcext:value-type="float">
            <text:p>8390</text:p>
          </table:table-cell>
          <table:table-cell table:formula="of:=(0.36*[.$B117] -162)" office:value-type="float" office:value="2858.32125" calcext:value-type="float">
            <text:p>2858.3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([.$C$2]*[.$A118])/[.$C$4])+[.$C$3]" office:value-type="float" office:value="8465.015625" calcext:value-type="float">
            <text:p>8465</text:p>
          </table:table-cell>
          <table:table-cell table:formula="of:=(0.36*[.$B118] -162)" office:value-type="float" office:value="2885.405625" calcext:value-type="float">
            <text:p>2885.4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([.$C$2]*[.$A119])/[.$C$4])+[.$C$3]" office:value-type="float" office:value="8540.25" calcext:value-type="float">
            <text:p>8540</text:p>
          </table:table-cell>
          <table:table-cell table:formula="of:=(0.36*[.$B119] -162)" office:value-type="float" office:value="2912.49" calcext:value-type="float">
            <text:p>2912.4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([.$C$2]*[.$A120])/[.$C$4])+[.$C$3]" office:value-type="float" office:value="8615.484375" calcext:value-type="float">
            <text:p>8615</text:p>
          </table:table-cell>
          <table:table-cell table:formula="of:=(0.36*[.$B120] -162)" office:value-type="float" office:value="2939.574375" calcext:value-type="float">
            <text:p>2939.5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([.$C$2]*[.$A121])/[.$C$4])+[.$C$3]" office:value-type="float" office:value="8690.71875" calcext:value-type="float">
            <text:p>8691</text:p>
          </table:table-cell>
          <table:table-cell table:formula="of:=(0.36*[.$B121] -162)" office:value-type="float" office:value="2966.65875" calcext:value-type="float">
            <text:p>2966.6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([.$C$2]*[.$A122])/[.$C$4])+[.$C$3]" office:value-type="float" office:value="8765.953125" calcext:value-type="float">
            <text:p>8766</text:p>
          </table:table-cell>
          <table:table-cell table:formula="of:=(0.36*[.$B122] -162)" office:value-type="float" office:value="2993.743125" calcext:value-type="float">
            <text:p>2993.7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([.$C$2]*[.$A123])/[.$C$4])+[.$C$3]" office:value-type="float" office:value="8841.1875" calcext:value-type="float">
            <text:p>8841</text:p>
          </table:table-cell>
          <table:table-cell table:formula="of:=(0.36*[.$B123] -162)" office:value-type="float" office:value="3020.8275" calcext:value-type="float">
            <text:p>3020.8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([.$C$2]*[.$A124])/[.$C$4])+[.$C$3]" office:value-type="float" office:value="8916.421875" calcext:value-type="float">
            <text:p>8916</text:p>
          </table:table-cell>
          <table:table-cell table:formula="of:=(0.36*[.$B124] -162)" office:value-type="float" office:value="3047.911875" calcext:value-type="float">
            <text:p>3047.9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([.$C$2]*[.$A125])/[.$C$4])+[.$C$3]" office:value-type="float" office:value="8991.65625" calcext:value-type="float">
            <text:p>8992</text:p>
          </table:table-cell>
          <table:table-cell table:formula="of:=(0.36*[.$B125] -162)" office:value-type="float" office:value="3074.99625" calcext:value-type="float">
            <text:p>3075.0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([.$C$2]*[.$A126])/[.$C$4])+[.$C$3]" office:value-type="float" office:value="9066.890625" calcext:value-type="float">
            <text:p>9067</text:p>
          </table:table-cell>
          <table:table-cell table:formula="of:=(0.36*[.$B126] -162)" office:value-type="float" office:value="3102.080625" calcext:value-type="float">
            <text:p>3102.0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([.$C$2]*[.$A127])/[.$C$4])+[.$C$3]" office:value-type="float" office:value="9142.125" calcext:value-type="float">
            <text:p>9142</text:p>
          </table:table-cell>
          <table:table-cell table:formula="of:=(0.36*[.$B127] -162)" office:value-type="float" office:value="3129.165" calcext:value-type="float">
            <text:p>3129.1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([.$C$2]*[.$A128])/[.$C$4])+[.$C$3]" office:value-type="float" office:value="9217.359375" calcext:value-type="float">
            <text:p>9217</text:p>
          </table:table-cell>
          <table:table-cell table:formula="of:=(0.36*[.$B128] -162)" office:value-type="float" office:value="3156.249375" calcext:value-type="float">
            <text:p>3156.2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([.$C$2]*[.$A129])/[.$C$4])+[.$C$3]" office:value-type="float" office:value="9292.59375" calcext:value-type="float">
            <text:p>9293</text:p>
          </table:table-cell>
          <table:table-cell table:formula="of:=(0.36*[.$B129] -162)" office:value-type="float" office:value="3183.33375" calcext:value-type="float">
            <text:p>3183.3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([.$C$2]*[.$A130])/[.$C$4])+[.$C$3]" office:value-type="float" office:value="9367.828125" calcext:value-type="float">
            <text:p>9368</text:p>
          </table:table-cell>
          <table:table-cell table:formula="of:=(0.36*[.$B130] -162)" office:value-type="float" office:value="3210.418125" calcext:value-type="float">
            <text:p>3210.4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([.$C$2]*[.$A131])/[.$C$4])+[.$C$3]" office:value-type="float" office:value="9443.0625" calcext:value-type="float">
            <text:p>9443</text:p>
          </table:table-cell>
          <table:table-cell table:formula="of:=(0.36*[.$B131] -162)" office:value-type="float" office:value="3237.5025" calcext:value-type="float">
            <text:p>3237.5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([.$C$2]*[.$A132])/[.$C$4])+[.$C$3]" office:value-type="float" office:value="9518.296875" calcext:value-type="float">
            <text:p>9518</text:p>
          </table:table-cell>
          <table:table-cell table:formula="of:=(0.36*[.$B132] -162)" office:value-type="float" office:value="3264.586875" calcext:value-type="float">
            <text:p>3264.5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([.$C$2]*[.$A133])/[.$C$4])+[.$C$3]" office:value-type="float" office:value="9593.53125" calcext:value-type="float">
            <text:p>9594</text:p>
          </table:table-cell>
          <table:table-cell table:formula="of:=(0.36*[.$B133] -162)" office:value-type="float" office:value="3291.67125" calcext:value-type="float">
            <text:p>3291.6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([.$C$2]*[.$A134])/[.$C$4])+[.$C$3]" office:value-type="float" office:value="9668.765625" calcext:value-type="float">
            <text:p>9669</text:p>
          </table:table-cell>
          <table:table-cell table:formula="of:=(0.36*[.$B134] -162)" office:value-type="float" office:value="3318.755625" calcext:value-type="float">
            <text:p>3318.7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([.$C$2]*[.$A135])/[.$C$4])+[.$C$3]" office:value-type="float" office:value="9744" calcext:value-type="float">
            <text:p>9744</text:p>
          </table:table-cell>
          <table:table-cell table:formula="of:=(0.36*[.$B135] -162)" office:value-type="float" office:value="3345.84" calcext:value-type="float">
            <text:p>3345.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18:29.646235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5:05:59.380193395</meta:creation-date>
    <dc:date>2017-05-20T15:53:56.556604841</dc:date>
    <meta:editing-duration>PT6M6S</meta:editing-duration>
    <meta:editing-cycles>5</meta:editing-cycles>
    <meta:generator>LibreOffice/5.1.6.2$Linux_X86_64 LibreOffice_project/10m0$Build-2</meta:generator>
    <meta:document-statistic meta:table-count="1" meta:cell-count="3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3cm" svg:height="18.434cm" xlink:href=".." xlink:type="simple" chart:class="chart:line" chart:style-name="ch1">
        <chart:legend chart:legend-position="end" svg:x="20.978cm" svg:y="8.918cm" style:legend-expansion="high" chart:style-name="ch2"/>
        <chart:plot-area chart:style-name="ch3" table:cell-range-address="Sheet1.B7:Sheet1.B135" svg:x="0.476cm" svg:y="0.368cm" svg:width="20.026cm" svg:height="17.698cm">
          <chartooo:coordinate-region svg:x="1.468cm" svg:y="0.489cm" svg:width="18.708cm" svg:height="16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35" chart:class="chart:line">
            <chart:data-point chart:repeated="1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">
                <text:p>114</text:p>
                <draw:g>
                  <svg:desc>Sheet1.B7:Sheet1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.234375">
                <text:p>189.2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.46875">
                <text:p>264.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9.703125">
                <text:p>339.7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.9375">
                <text:p>414.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0.171875">
                <text:p>490.1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.40625">
                <text:p>565.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.640625">
                <text:p>640.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5.875">
                <text:p>715.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1.109375">
                <text:p>791.1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6.34375">
                <text:p>866.3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1.578125">
                <text:p>941.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6.8125">
                <text:p>1016.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2.046875">
                <text:p>1092.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7.28125">
                <text:p>1167.2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2.515625">
                <text:p>1242.51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7.75">
                <text:p>1317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2.984375">
                <text:p>1392.9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8.21875">
                <text:p>1468.2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3.453125">
                <text:p>1543.4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8.6875">
                <text:p>1618.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3.921875">
                <text:p>1693.92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9.15625">
                <text:p>1769.1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4.390625">
                <text:p>1844.3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9.625">
                <text:p>1919.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4.859375">
                <text:p>1994.85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0.09375">
                <text:p>2070.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5.328125">
                <text:p>2145.32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0.5625">
                <text:p>2220.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95.796875">
                <text:p>2295.79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1.03125">
                <text:p>2371.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6.265625">
                <text:p>2446.265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21.5">
                <text:p>252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6.734375">
                <text:p>2596.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1.96875">
                <text:p>2671.9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47.203125">
                <text:p>2747.203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22.4375">
                <text:p>2822.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7.671875">
                <text:p>2897.67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72.90625">
                <text:p>2972.9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48.140625">
                <text:p>3048.14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23.375">
                <text:p>3123.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98.609375">
                <text:p>3198.60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3.84375">
                <text:p>3273.8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49.078125">
                <text:p>3349.07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24.3125">
                <text:p>3424.3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9.546875">
                <text:p>3499.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74.78125">
                <text:p>3574.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50.015625">
                <text:p>3650.01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5.25">
                <text:p>3725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00.484375">
                <text:p>3800.484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75.71875">
                <text:p>3875.7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50.953125">
                <text:p>3950.95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26.1875">
                <text:p>4026.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01.421875">
                <text:p>4101.42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76.65625">
                <text:p>4176.6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51.890625">
                <text:p>4251.8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27.125">
                <text:p>4327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02.359375">
                <text:p>4402.35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77.59375">
                <text:p>4477.5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52.828125">
                <text:p>4552.82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28.0625">
                <text:p>4628.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03.296875">
                <text:p>4703.2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78.53125">
                <text:p>4778.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53.765625">
                <text:p>4853.765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29">
                <text:p>49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4.234375">
                <text:p>5004.23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79.46875">
                <text:p>5079.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54.703125">
                <text:p>5154.7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29.9375">
                <text:p>5229.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05.171875">
                <text:p>5305.17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80.40625">
                <text:p>5380.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55.640625">
                <text:p>5455.64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30.875">
                <text:p>5530.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06.109375">
                <text:p>5606.10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81.34375">
                <text:p>5681.3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56.578125">
                <text:p>5756.57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31.8125">
                <text:p>5831.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07.046875">
                <text:p>5907.0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82.28125">
                <text:p>5982.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57.515625">
                <text:p>6057.5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32.75">
                <text:p>6132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07.984375">
                <text:p>6207.984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83.21875">
                <text:p>6283.2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58.453125">
                <text:p>6358.45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33.6875">
                <text:p>6433.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08.921875">
                <text:p>6508.92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84.15625">
                <text:p>6584.1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59.390625">
                <text:p>6659.390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734.625">
                <text:p>6734.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09.859375">
                <text:p>6809.85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85.09375">
                <text:p>6885.0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60.328125">
                <text:p>6960.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35.5625">
                <text:p>7035.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10.796875">
                <text:p>7110.79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86.03125">
                <text:p>7186.0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61.265625">
                <text:p>7261.2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36.5">
                <text:p>7336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11.734375">
                <text:p>7411.734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86.96875">
                <text:p>7486.96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62.203125">
                <text:p>7562.2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37.4375">
                <text:p>7637.4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12.671875">
                <text:p>7712.671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87.90625">
                <text:p>7787.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63.140625">
                <text:p>7863.14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938.375">
                <text:p>7938.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13.609375">
                <text:p>8013.60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88.84375">
                <text:p>8088.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64.078125">
                <text:p>8164.0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39.3125">
                <text:p>8239.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14.546875">
                <text:p>8314.5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389.78125">
                <text:p>8389.78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65.015625">
                <text:p>8465.0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40.25">
                <text:p>8540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15.484375">
                <text:p>8615.484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0.71875">
                <text:p>8690.7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765.953125">
                <text:p>8765.95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41.1875">
                <text:p>8841.1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916.421875">
                <text:p>8916.4218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91.65625">
                <text:p>8991.6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66.890625">
                <text:p>9066.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142.125">
                <text:p>9142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217.359375">
                <text:p>9217.359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92.59375">
                <text:p>9292.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67.828125">
                <text:p>9367.82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43.0625">
                <text:p>9443.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18.296875">
                <text:p>9518.29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93.53125">
                <text:p>9593.53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68.765625">
                <text:p>9668.765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744">
                <text:p>9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